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5735d0c" officeooo:paragraph-rsid="0608ccd7"/>
    </style:style>
    <style:style style:name="P4" style:family="paragraph" style:parent-style-name="Heading_20_2">
      <style:text-properties officeooo:rsid="05735d0c" officeooo:paragraph-rsid="05deefe3"/>
    </style:style>
    <style:style style:name="P5" style:family="paragraph" style:parent-style-name="Heading_20_2">
      <style:text-properties officeooo:rsid="05735d0c" officeooo:paragraph-rsid="05f92d26"/>
    </style:style>
    <style:style style:name="P6" style:family="paragraph" style:parent-style-name="Heading_20_2">
      <style:text-properties officeooo:rsid="05735d0c" officeooo:paragraph-rsid="06029c76"/>
    </style:style>
    <style:style style:name="P7" style:family="paragraph" style:parent-style-name="Text_20_body">
      <style:text-properties officeooo:rsid="05e93b0c" officeooo:paragraph-rsid="05e93b0c"/>
    </style:style>
    <style:style style:name="P8" style:family="paragraph" style:parent-style-name="Text_20_body">
      <style:text-properties officeooo:rsid="05f6a07a" officeooo:paragraph-rsid="05f6a07a"/>
    </style:style>
    <style:style style:name="P9" style:family="paragraph" style:parent-style-name="Text_20_body">
      <style:text-properties officeooo:rsid="05f7ad5a" officeooo:paragraph-rsid="05f7ad5a"/>
    </style:style>
    <style:style style:name="P10" style:family="paragraph" style:parent-style-name="Text_20_body">
      <style:text-properties officeooo:rsid="05f8a4dc" officeooo:paragraph-rsid="05f8a4dc"/>
    </style:style>
    <style:style style:name="P11" style:family="paragraph" style:parent-style-name="Text_20_body">
      <style:text-properties officeooo:rsid="05f92d26" officeooo:paragraph-rsid="0601b4e4"/>
    </style:style>
    <style:style style:name="P12" style:family="paragraph" style:parent-style-name="Text_20_body">
      <style:text-properties officeooo:rsid="060497ac" officeooo:paragraph-rsid="0608ccd7"/>
    </style:style>
    <style:style style:name="P13" style:family="paragraph" style:parent-style-name="Text_20_body">
      <style:text-properties officeooo:rsid="060497ac" officeooo:paragraph-rsid="0608dc97"/>
    </style:style>
    <style:style style:name="P14" style:family="paragraph" style:parent-style-name="Text_20_body">
      <style:paragraph-properties fo:line-height="100%"/>
      <style:text-properties officeooo:rsid="04af6545" officeooo:paragraph-rsid="04af6545"/>
    </style:style>
    <style:style style:name="P15" style:family="paragraph" style:parent-style-name="Text_20_body">
      <style:text-properties officeooo:rsid="05eb2c2d" officeooo:paragraph-rsid="0609676d"/>
    </style:style>
    <style:style style:name="P16" style:family="paragraph" style:parent-style-name="Text_20_body">
      <style:text-properties officeooo:rsid="05fad3d2" officeooo:paragraph-rsid="06009606"/>
    </style:style>
    <style:style style:name="P17" style:family="paragraph" style:parent-style-name="Text_20_body">
      <style:text-properties officeooo:rsid="05fad3d2" officeooo:paragraph-rsid="06029c76"/>
    </style:style>
    <style:style style:name="P18" style:family="paragraph" style:parent-style-name="Text_20_body">
      <style:text-properties officeooo:rsid="06009606" officeooo:paragraph-rsid="06009606"/>
    </style:style>
    <style:style style:name="P19" style:family="paragraph" style:parent-style-name="Text_20_body">
      <style:text-properties officeooo:rsid="06009606" officeooo:paragraph-rsid="06029c76"/>
    </style:style>
    <style:style style:name="P20" style:family="paragraph" style:parent-style-name="Text_20_body">
      <style:text-properties officeooo:rsid="0601b4e4" officeooo:paragraph-rsid="0601b4e4"/>
    </style:style>
    <style:style style:name="P21" style:family="paragraph" style:parent-style-name="Text_20_body">
      <style:text-properties officeooo:paragraph-rsid="060cf8ea"/>
    </style:style>
    <style:style style:name="P22" style:family="paragraph" style:parent-style-name="Text_20_body">
      <style:paragraph-properties fo:text-align="start" style:justify-single-word="false" style:writing-mode="lr-tb"/>
      <style:text-properties officeooo:rsid="05e93b0c" officeooo:paragraph-rsid="05e93b0c"/>
    </style:style>
    <style:style style:name="P23" style:family="paragraph" style:parent-style-name="Text_20_body">
      <style:paragraph-properties fo:text-align="start" style:justify-single-word="false" style:writing-mode="lr-tb"/>
      <style:text-properties officeooo:rsid="05eb2c2d" officeooo:paragraph-rsid="05eb2c2d"/>
    </style:style>
    <style:style style:name="P24" style:family="paragraph" style:parent-style-name="Heading_20_2">
      <style:paragraph-properties fo:line-height="100%" fo:text-align="start" style:justify-single-word="false" style:writing-mode="lr-tb"/>
      <style:text-properties style:font-name="David CLM" officeooo:rsid="068d6010" officeooo:paragraph-rsid="0613e728" style:font-name-complex="David CLM"/>
    </style:style>
    <style:style style:name="P25" style:family="paragraph" style:parent-style-name="Text_20_body">
      <style:paragraph-properties fo:text-align="end" style:justify-single-word="false" style:writing-mode="rl-tb"/>
      <style:text-properties officeooo:rsid="05e93b0c" officeooo:paragraph-rsid="05e93b0c"/>
    </style:style>
    <style:style style:name="P26" style:family="paragraph" style:parent-style-name="Text_20_body">
      <style:paragraph-properties fo:text-align="end" style:justify-single-word="false" style:writing-mode="rl-tb"/>
      <style:text-properties officeooo:rsid="05eb2c2d" officeooo:paragraph-rsid="05eb2c2d"/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Heading_20_3" style:list-style-name="L1">
      <style:paragraph-properties fo:margin-top="0in" fo:margin-bottom="0in" loext:contextual-spacing="false" fo:line-height="100%" fo:text-align="start" style:justify-single-word="false" style:writing-mode="lr-tb"/>
      <style:text-properties officeooo:paragraph-rsid="06179e40"/>
    </style:style>
    <style:style style:name="P29" style:family="paragraph" style:parent-style-name="Text_20_body">
      <style:text-properties officeooo:rsid="0601b4e4" officeooo:paragraph-rsid="0629c411"/>
    </style:style>
    <style:style style:name="P30" style:family="paragraph" style:parent-style-name="Text_20_body">
      <style:text-properties officeooo:rsid="060497ac" officeooo:paragraph-rsid="06249399"/>
    </style:style>
    <style:style style:name="P31" style:family="paragraph" style:parent-style-name="Text_20_body">
      <style:text-properties officeooo:rsid="06249399" officeooo:paragraph-rsid="06249399"/>
    </style:style>
    <style:style style:name="P32" style:family="paragraph" style:parent-style-name="Text_20_body">
      <style:text-properties officeooo:rsid="062a690c" officeooo:paragraph-rsid="062a690c"/>
    </style:style>
    <style:style style:name="P33" style:family="paragraph" style:parent-style-name="Text_20_body">
      <style:text-properties officeooo:rsid="062a690c" officeooo:paragraph-rsid="062debeb"/>
    </style:style>
    <style:style style:name="P34" style:family="paragraph" style:parent-style-name="Text_20_body">
      <style:text-properties officeooo:rsid="06308172" officeooo:paragraph-rsid="06308172"/>
    </style:style>
    <style:style style:name="P35" style:family="paragraph" style:parent-style-name="Text_20_body">
      <style:text-properties officeooo:rsid="0633edd2" officeooo:paragraph-rsid="0633edd2"/>
    </style:style>
    <style:style style:name="P36" style:family="paragraph" style:parent-style-name="Text_20_body" style:list-style-name="L1">
      <style:paragraph-properties fo:margin-top="0in" fo:margin-bottom="0in" loext:contextual-spacing="false" fo:text-align="start" style:justify-single-word="false" style:writing-mode="lr-tb"/>
      <style:text-properties officeooo:paragraph-rsid="06179e40"/>
    </style:style>
    <style:style style:name="P37" style:family="paragraph" style:parent-style-name="Text_20_body" style:list-style-name="L1">
      <style:paragraph-properties fo:margin-top="0in" fo:margin-bottom="0in" loext:contextual-spacing="false" fo:line-height="100%" fo:text-align="start" style:justify-single-word="false" style:writing-mode="lr-tb"/>
      <style:text-properties officeooo:paragraph-rsid="06179e40"/>
    </style:style>
    <style:style style:name="P38" style:family="paragraph" style:parent-style-name="Heading_20_1">
      <style:paragraph-properties fo:line-height="100%"/>
      <style:text-properties officeooo:rsid="04af6545" officeooo:paragraph-rsid="04af6545"/>
    </style:style>
    <style:style style:name="P39" style:family="paragraph" style:parent-style-name="Heading_20_2">
      <style:text-properties officeooo:rsid="05735d0c" officeooo:paragraph-rsid="05bb0175"/>
    </style:style>
    <style:style style:name="P40" style:family="paragraph" style:parent-style-name="Heading_20_2">
      <style:text-properties officeooo:paragraph-rsid="062debeb"/>
    </style:style>
    <style:style style:name="P41" style:family="paragraph" style:parent-style-name="Heading_20_2" style:list-style-name="L1">
      <style:paragraph-properties fo:line-height="100%" fo:text-align="start" style:justify-single-word="false" style:writing-mode="lr-tb"/>
      <style:text-properties officeooo:paragraph-rsid="0613e728"/>
    </style:style>
    <style:style style:name="P42" style:family="paragraph" style:parent-style-name="Heading_20_2">
      <style:paragraph-properties fo:line-height="100%" fo:text-align="end" style:justify-single-word="false" style:writing-mode="rl-tb"/>
      <style:text-properties style:font-name="Times New Roman" officeooo:paragraph-rsid="0613e728" style:font-name-complex="Times New Roman"/>
    </style:style>
    <style:style style:name="T1" style:family="text">
      <style:text-properties officeooo:rsid="05226f8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5eb85a5"/>
    </style:style>
    <style:style style:name="T4" style:family="text">
      <style:text-properties officeooo:rsid="05f3078d"/>
    </style:style>
    <style:style style:name="T5" style:family="text">
      <style:text-properties officeooo:rsid="05f7ad5a"/>
    </style:style>
    <style:style style:name="T6" style:family="text">
      <style:text-properties officeooo:rsid="05f8a4dc"/>
    </style:style>
    <style:style style:name="T7" style:family="text">
      <style:text-properties officeooo:rsid="0608ccd7"/>
    </style:style>
    <style:style style:name="T8" style:family="text">
      <style:text-properties officeooo:rsid="0608dc97"/>
    </style:style>
    <style:style style:name="T9" style:family="text">
      <style:text-properties officeooo:rsid="060cf8ea"/>
    </style:style>
    <style:style style:name="T10" style:family="text">
      <style:text-properties style:font-name="David CLM" officeooo:rsid="0704f640" style:font-name-complex="David CLM"/>
    </style:style>
    <style:style style:name="T11" style:family="text">
      <style:text-properties style:font-name="David CLM" officeooo:rsid="07040173" style:font-name-complex="David CLM"/>
    </style:style>
    <style:style style:name="T12" style:family="text">
      <style:text-properties style:font-name="David CLM" officeooo:rsid="0706baaa" style:font-name-complex="David CLM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style:font-name="David CLM" style:font-name-complex="David CLM"/>
    </style:style>
    <style:style style:name="T15" style:family="text">
      <style:text-properties style:use-window-font-color="true" style:font-name="David CLM" officeooo:rsid="0706baaa" style:font-name-complex="David CLM"/>
    </style:style>
    <style:style style:name="T16" style:family="text">
      <style:text-properties style:use-window-font-color="true" style:font-name="David CLM" officeooo:rsid="06f22ffe" style:font-name-complex="David CLM"/>
    </style:style>
    <style:style style:name="T17" style:family="text">
      <style:text-properties style:use-window-font-color="true" style:font-name="David CLM" officeooo:rsid="06f09f43" style:font-name-complex="David CLM"/>
    </style:style>
    <style:style style:name="T18" style:family="text">
      <style:text-properties style:use-window-font-color="true" style:font-name="David CLM" officeooo:rsid="06b433b8" style:font-name-complex="David CLM"/>
    </style:style>
    <style:style style:name="T19" style:family="text">
      <style:text-properties style:use-window-font-color="true" style:font-name="David CLM" officeooo:rsid="06ee3a15" style:font-name-complex="David CLM"/>
    </style:style>
    <style:style style:name="T20" style:family="text">
      <style:text-properties style:use-window-font-color="true" style:font-name="David CLM" fo:font-weight="normal" style:font-weight-asian="normal" style:font-name-complex="David CLM" style:font-weight-complex="normal"/>
    </style:style>
    <style:style style:name="T21" style:family="text">
      <style:text-properties style:use-window-font-color="true" style:font-name="David CLM" style:text-underline-style="none" officeooo:rsid="06f22ffe" style:font-name-complex="David CLM"/>
    </style:style>
    <style:style style:name="T22" style:family="text">
      <style:text-properties style:use-window-font-color="true" style:font-name="David CLM" style:text-underline-style="none" officeooo:rsid="062f044c" style:font-name-complex="David CLM"/>
    </style:style>
    <style:style style:name="T23" style:family="text">
      <style:text-properties style:use-window-font-color="true" style:font-name="David CLM" style:text-underline-style="solid" style:text-underline-width="auto" style:text-underline-color="font-color" officeooo:rsid="06f22ffe" style:font-name-complex="David CLM"/>
    </style:style>
    <style:style style:name="T24" style:family="text">
      <style:text-properties style:use-window-font-color="true" style:font-name="David CLM" style:text-underline-style="solid" style:text-underline-width="auto" style:text-underline-color="font-color" fo:font-weight="bold" officeooo:rsid="06f22ffe" style:font-name-complex="David CLM"/>
    </style:style>
    <style:style style:name="T25" style:family="text">
      <style:text-properties style:use-window-font-color="true" style:font-name="David CLM" style:text-underline-style="solid" style:text-underline-width="auto" style:text-underline-color="font-color" fo:font-weight="normal" officeooo:rsid="06f22ffe" style:font-weight-asian="normal" style:font-name-complex="David CLM" style:font-weight-complex="normal"/>
    </style:style>
    <style:style style:name="T26" style:family="text">
      <style:text-properties style:use-window-font-color="true" fo:font-weight="normal" style:font-weight-asian="normal" style:font-weight-complex="normal"/>
    </style:style>
    <style:style style:name="T27" style:family="text">
      <style:text-properties style:use-window-font-color="true" officeooo:rsid="06f09f43"/>
    </style:style>
    <style:style style:name="T28" style:family="text">
      <style:text-properties style:use-window-font-color="true" officeooo:rsid="06b433b8"/>
    </style:style>
    <style:style style:name="T29" style:family="text">
      <style:text-properties style:use-window-font-color="true" officeooo:rsid="06ee3a15"/>
    </style:style>
    <style:style style:name="T30" style:family="text">
      <style:text-properties style:use-window-font-color="true" officeooo:rsid="0706baaa"/>
    </style:style>
    <style:style style:name="T31" style:family="text">
      <style:text-properties style:use-window-font-color="true" officeooo:rsid="06f22ffe"/>
    </style:style>
    <style:style style:name="T32" style:family="text">
      <style:text-properties style:use-window-font-color="true" style:text-underline-style="none" officeooo:rsid="062f044c"/>
    </style:style>
    <style:style style:name="T33" style:family="text">
      <style:text-properties style:use-window-font-color="true" style:text-underline-style="none" officeooo:rsid="06f22ffe"/>
    </style:style>
    <style:style style:name="T34" style:family="text">
      <style:text-properties style:use-window-font-color="true" style:text-underline-style="solid" style:text-underline-width="auto" style:text-underline-color="font-color" officeooo:rsid="06f22ffe"/>
    </style:style>
    <style:style style:name="T35" style:family="text">
      <style:text-properties style:use-window-font-color="true" style:text-underline-style="solid" style:text-underline-width="auto" style:text-underline-color="font-color" fo:font-weight="normal" officeooo:rsid="06f22ffe" style:font-weight-asian="normal" style:font-weight-complex="normal"/>
    </style:style>
    <style:style style:name="T36" style:family="text">
      <style:text-properties style:use-window-font-color="true" style:text-underline-style="solid" style:text-underline-width="auto" style:text-underline-color="font-color" fo:font-weight="bold" officeooo:rsid="06f22ffe"/>
    </style:style>
    <style:style style:name="T37" style:family="text">
      <style:text-properties style:use-window-font-color="true" style:font-name="Times New Roman" style:font-name-complex="Times New Roman"/>
    </style:style>
    <style:style style:name="T38" style:family="text">
      <style:text-properties style:use-window-font-color="true" style:font-name="Times New Roman" officeooo:rsid="06f09f43" style:font-name-complex="Times New Roman"/>
    </style:style>
    <style:style style:name="T39" style:family="text">
      <style:text-properties style:use-window-font-color="true" style:font-name="Times New Roman" officeooo:rsid="06b433b8" style:font-name-complex="Times New Roman"/>
    </style:style>
    <style:style style:name="T40" style:family="text">
      <style:text-properties style:use-window-font-color="true" style:font-name="Times New Roman" officeooo:rsid="06ee3a15" style:font-name-complex="Times New Roman"/>
    </style:style>
    <style:style style:name="T41" style:family="text">
      <style:text-properties style:use-window-font-color="true" style:font-name="Times New Roman" officeooo:rsid="0706baaa" style:font-name-complex="Times New Roman"/>
    </style:style>
    <style:style style:name="T42" style:family="text">
      <style:text-properties style:use-window-font-color="true" style:font-name="Times New Roman" officeooo:rsid="06f22ffe" style:font-name-complex="Times New Roman"/>
    </style:style>
    <style:style style:name="T43" style:family="text">
      <style:text-properties style:use-window-font-color="true" style:font-name="Times New Roman" fo:font-weight="normal" style:font-weight-asian="normal" style:font-name-complex="Times New Roman" style:font-weight-complex="normal"/>
    </style:style>
    <style:style style:name="T44" style:family="text">
      <style:text-properties style:use-window-font-color="true" style:font-name="Times New Roman" style:text-underline-style="none" officeooo:rsid="062f044c" style:font-name-complex="Times New Roman"/>
    </style:style>
    <style:style style:name="T45" style:family="text">
      <style:text-properties style:use-window-font-color="true" style:font-name="Times New Roman" style:text-underline-style="none" officeooo:rsid="06f22ffe" style:font-name-complex="Times New Roman"/>
    </style:style>
    <style:style style:name="T46" style:family="text">
      <style:text-properties style:use-window-font-color="true" style:font-name="Times New Roman" style:text-underline-style="solid" style:text-underline-width="auto" style:text-underline-color="font-color" officeooo:rsid="06f22ffe" style:font-name-complex="Times New Roman"/>
    </style:style>
    <style:style style:name="T47" style:family="text">
      <style:text-properties style:use-window-font-color="true" style:font-name="Times New Roman" style:text-underline-style="solid" style:text-underline-width="auto" style:text-underline-color="font-color" fo:font-weight="normal" officeooo:rsid="06f22ffe" style:font-weight-asian="normal" style:font-name-complex="Times New Roman" style:font-weight-complex="normal"/>
    </style:style>
    <style:style style:name="T48" style:family="text">
      <style:text-properties style:use-window-font-color="true" style:font-name="Times New Roman" style:text-underline-style="solid" style:text-underline-width="auto" style:text-underline-color="font-color" fo:font-weight="bold" officeooo:rsid="06f22ffe" style:font-name-complex="Times New Roman"/>
    </style:style>
    <style:style style:name="T49" style:family="text">
      <style:text-properties style:use-window-font-color="true" style:font-name="Times New Roman" fo:font-style="normal" style:font-style-asian="normal" style:font-name-complex="Times New Roman" style:font-style-complex="normal"/>
    </style:style>
    <style:style style:name="T50" style:family="text">
      <style:text-properties style:use-window-font-color="true" style:font-name="Times New Roman" fo:font-style="normal" officeooo:rsid="0706baaa" style:font-style-asian="normal" style:font-name-complex="Times New Roman" style:font-style-complex="normal"/>
    </style:style>
    <style:style style:name="T51" style:family="text">
      <style:text-properties style:use-window-font-color="true" style:font-name="Times New Roman" fo:font-style="normal" officeooo:rsid="06f22ffe" style:font-style-asian="normal" style:font-name-complex="Times New Roman" style:font-style-complex="normal"/>
    </style:style>
    <style:style style:name="T52" style:family="text">
      <style:text-properties style:use-window-font-color="true" style:font-name="Times New Roman" fo:font-style="normal" officeooo:rsid="06f09f43" style:font-style-asian="normal" style:font-name-complex="Times New Roman" style:font-style-complex="normal"/>
    </style:style>
    <style:style style:name="T53" style:family="text">
      <style:text-properties style:use-window-font-color="true" style:font-name="Times New Roman" fo:font-style="normal" officeooo:rsid="06b433b8" style:font-style-asian="normal" style:font-name-complex="Times New Roman" style:font-style-complex="normal"/>
    </style:style>
    <style:style style:name="T54" style:family="text">
      <style:text-properties style:use-window-font-color="true" style:font-name="Times New Roman" fo:font-style="normal" officeooo:rsid="06ee3a15" style:font-style-asian="normal" style:font-name-complex="Times New Roman" style:font-style-complex="normal"/>
    </style:style>
    <style:style style:name="T55" style:family="text">
      <style:text-properties style:use-window-font-color="true" style:font-name="Times New Roman" fo:font-style="normal" fo:font-weight="normal" style:font-style-asian="normal" style:font-weight-asian="normal" style:font-name-complex="Times New Roman" style:font-style-complex="normal" style:font-weight-complex="normal"/>
    </style:style>
    <style:style style:name="T56" style:family="text">
      <style:text-properties style:use-window-font-color="true" style:font-name="Times New Roman" fo:font-style="normal" style:text-underline-style="none" officeooo:rsid="062f044c" style:font-style-asian="normal" style:font-name-complex="Times New Roman" style:font-style-complex="normal"/>
    </style:style>
    <style:style style:name="T57" style:family="text">
      <style:text-properties style:use-window-font-color="true" style:font-name="Times New Roman" fo:font-style="normal" style:text-underline-style="none" officeooo:rsid="06f22ffe" style:font-style-asian="normal" style:font-name-complex="Times New Roman" style:font-style-complex="normal"/>
    </style:style>
    <style:style style:name="T58" style:family="text">
      <style:text-properties style:use-window-font-color="true" style:font-name="Times New Roman" fo:font-style="normal" style:text-underline-style="solid" style:text-underline-width="auto" style:text-underline-color="font-color" officeooo:rsid="06f22ffe" style:font-style-asian="normal" style:font-name-complex="Times New Roman" style:font-style-complex="normal"/>
    </style:style>
    <style:style style:name="T59" style:family="text">
      <style:text-properties style:use-window-font-color="true" style:font-name="Times New Roman" fo:font-style="normal" style:text-underline-style="solid" style:text-underline-width="auto" style:text-underline-color="font-color" fo:font-weight="normal" officeooo:rsid="06f22ffe" style:font-style-asian="normal" style:font-weight-asian="normal" style:font-name-complex="Times New Roman" style:font-style-complex="normal" style:font-weight-complex="normal"/>
    </style:style>
    <style:style style:name="T60" style:family="text">
      <style:text-properties style:use-window-font-color="true" style:font-name="Times New Roman" fo:font-style="normal" style:text-underline-style="solid" style:text-underline-width="auto" style:text-underline-color="font-color" fo:font-weight="bold" officeooo:rsid="06f22ffe" style:font-style-asian="normal" style:font-name-complex="Times New Roman" style:font-style-complex="normal"/>
    </style:style>
    <style:style style:name="T61" style:family="text">
      <style:text-properties style:use-window-font-color="true" style:font-name="Times New Roman" fo:font-style="italic" style:font-style-asian="italic" style:font-name-complex="Times New Roman" style:font-style-complex="italic"/>
    </style:style>
    <style:style style:name="T62" style:family="text">
      <style:text-properties style:use-window-font-color="true" style:font-name="Times New Roman" fo:font-style="italic" officeooo:rsid="06f09f43" style:font-style-asian="italic" style:font-name-complex="Times New Roman" style:font-style-complex="italic"/>
    </style:style>
    <style:style style:name="T63" style:family="text">
      <style:text-properties style:use-window-font-color="true" style:font-name="Times New Roman" fo:font-style="italic" officeooo:rsid="06b433b8" style:font-style-asian="italic" style:font-name-complex="Times New Roman" style:font-style-complex="italic"/>
    </style:style>
    <style:style style:name="T64" style:family="text">
      <style:text-properties style:use-window-font-color="true" style:font-name="Times New Roman" fo:font-style="italic" officeooo:rsid="06ee3a15" style:font-style-asian="italic" style:font-name-complex="Times New Roman" style:font-style-complex="italic"/>
    </style:style>
    <style:style style:name="T65" style:family="text">
      <style:text-properties style:use-window-font-color="true" style:font-name="Times New Roman" fo:font-style="italic" officeooo:rsid="0706baaa" style:font-style-asian="italic" style:font-name-complex="Times New Roman" style:font-style-complex="italic"/>
    </style:style>
    <style:style style:name="T66" style:family="text">
      <style:text-properties style:use-window-font-color="true" style:font-name="Times New Roman" fo:font-style="italic" officeooo:rsid="06f22ffe" style:font-style-asian="italic" style:font-name-complex="Times New Roman" style:font-style-complex="italic"/>
    </style:style>
    <style:style style:name="T67" style:family="text">
      <style:text-properties style:use-window-font-color="true" style:font-name="Times New Roman" fo:font-style="italic" fo:font-weight="normal" style:font-style-asian="italic" style:font-weight-asian="normal" style:font-name-complex="Times New Roman" style:font-style-complex="italic" style:font-weight-complex="normal"/>
    </style:style>
    <style:style style:name="T68" style:family="text">
      <style:text-properties style:use-window-font-color="true" style:font-name="Times New Roman" fo:font-style="italic" style:text-underline-style="none" officeooo:rsid="062f044c" style:font-style-asian="italic" style:font-name-complex="Times New Roman" style:font-style-complex="italic"/>
    </style:style>
    <style:style style:name="T69" style:family="text">
      <style:text-properties style:use-window-font-color="true" style:font-name="Times New Roman" fo:font-style="italic" style:text-underline-style="none" officeooo:rsid="06f22ffe" style:font-style-asian="italic" style:font-name-complex="Times New Roman" style:font-style-complex="italic"/>
    </style:style>
    <style:style style:name="T70" style:family="text">
      <style:text-properties style:use-window-font-color="true" style:font-name="Times New Roman" fo:font-style="italic" style:text-underline-style="solid" style:text-underline-width="auto" style:text-underline-color="font-color" officeooo:rsid="06f22ffe" style:font-style-asian="italic" style:font-name-complex="Times New Roman" style:font-style-complex="italic"/>
    </style:style>
    <style:style style:name="T71" style:family="text">
      <style:text-properties style:use-window-font-color="true" style:font-name="Times New Roman" fo:font-style="italic" style:text-underline-style="solid" style:text-underline-width="auto" style:text-underline-color="font-color" fo:font-weight="normal" officeooo:rsid="06f22ffe" style:font-style-asian="italic" style:font-weight-asian="normal" style:font-name-complex="Times New Roman" style:font-style-complex="italic" style:font-weight-complex="normal"/>
    </style:style>
    <style:style style:name="T72" style:family="text">
      <style:text-properties style:use-window-font-color="true" style:font-name="Times New Roman" fo:font-style="italic" style:text-underline-style="solid" style:text-underline-width="auto" style:text-underline-color="font-color" fo:font-weight="bold" officeooo:rsid="06f22ffe" style:font-style-asian="italic" style:font-name-complex="Times New Roman" style:font-style-complex="italic"/>
    </style:style>
    <style:style style:name="T73" style:family="text">
      <style:text-properties officeooo:rsid="06214be0"/>
    </style:style>
    <style:style style:name="T74" style:family="text">
      <style:text-properties style:text-line-through-style="solid" style:text-line-through-type="single" officeooo:rsid="060cf8ea"/>
    </style:style>
    <style:style style:name="T75" style:family="text">
      <style:text-properties style:text-line-through-style="solid" style:text-line-through-type="single" fo:language="en" fo:country="US"/>
    </style:style>
    <style:style style:name="T76" style:family="text">
      <style:text-properties style:text-line-through-style="solid" style:text-line-through-type="single" fo:font-style="italic" officeooo:rsid="060cf8ea" style:font-style-asian="italic" style:font-style-complex="italic"/>
    </style:style>
    <style:style style:name="T77" style:family="text">
      <style:text-properties style:text-line-through-style="solid" style:text-line-through-type="single" fo:font-style="italic" officeooo:rsid="060fdb04" style:font-style-asian="italic" style:font-style-complex="italic"/>
    </style:style>
    <style:style style:name="T78" style:family="text">
      <style:text-properties style:text-line-through-style="solid" style:text-line-through-type="single" officeooo:rsid="060d75ce"/>
    </style:style>
    <style:style style:name="T79" style:family="text">
      <style:text-properties officeooo:rsid="0629c411"/>
    </style:style>
    <style:style style:name="T80" style:family="text">
      <style:text-properties officeooo:rsid="062a690c"/>
    </style:style>
    <style:style style:name="T81" style:family="text">
      <style:text-properties officeooo:rsid="062debeb"/>
    </style:style>
    <style:style style:name="T82" style:family="text">
      <style:text-properties officeooo:rsid="062df828"/>
    </style:style>
    <style:style style:name="T83" style:family="text">
      <style:text-properties officeooo:rsid="062e7470"/>
    </style:style>
    <style:style style:name="T84" style:family="text">
      <style:text-properties officeooo:rsid="06308172"/>
    </style:style>
    <style:style style:name="T85" style:family="text">
      <style:text-properties officeooo:rsid="0631fcf8"/>
    </style:style>
    <style:style style:name="T86" style:family="text">
      <style:text-properties officeooo:rsid="0633edd2"/>
    </style:style>
    <style:style style:name="T87" style:family="text">
      <style:text-properties officeooo:rsid="0704f640"/>
    </style:style>
    <style:style style:name="T88" style:family="text">
      <style:text-properties officeooo:rsid="07040173"/>
    </style:style>
    <style:style style:name="T89" style:family="text">
      <style:text-properties officeooo:rsid="0706baaa"/>
    </style:style>
    <style:style style:name="T90" style:family="text">
      <style:text-properties style:font-name="Times New Roman" style:font-name-complex="Times New Roman"/>
    </style:style>
    <style:style style:name="T91" style:family="text">
      <style:text-properties style:font-name="Times New Roman" officeooo:rsid="0704f640" style:font-name-complex="Times New Roman"/>
    </style:style>
    <style:style style:name="T92" style:family="text">
      <style:text-properties style:font-name="Times New Roman" officeooo:rsid="07040173" style:font-name-complex="Times New Roman"/>
    </style:style>
    <style:style style:name="T93" style:family="text">
      <style:text-properties style:font-name="Times New Roman" officeooo:rsid="0706baaa" style:font-name-complex="Times New Roman"/>
    </style:style>
    <style:style style:name="T94" style:family="text">
      <style:text-properties style:font-name="Times New Roman" fo:font-style="normal" style:font-style-asian="normal" style:font-name-complex="Times New Roman" style:font-style-complex="normal"/>
    </style:style>
    <style:style style:name="T95" style:family="text">
      <style:text-properties style:font-name="Times New Roman" fo:font-style="normal" officeooo:rsid="0706baaa" style:font-style-asian="normal" style:font-name-complex="Times New Roman" style:font-style-complex="normal"/>
    </style:style>
    <style:style style:name="T96" style:family="text">
      <style:text-properties style:font-name="Times New Roman" fo:font-style="normal" officeooo:rsid="0704f640" style:font-style-asian="normal" style:font-name-complex="Times New Roman" style:font-style-complex="normal"/>
    </style:style>
    <style:style style:name="T97" style:family="text">
      <style:text-properties style:font-name="Times New Roman" fo:font-style="normal" officeooo:rsid="07040173" style:font-style-asian="normal" style:font-name-complex="Times New Roman" style:font-style-complex="normal"/>
    </style:style>
    <style:style style:name="T98" style:family="text">
      <style:text-properties style:font-name="Times New Roman" fo:font-style="italic" style:font-style-asian="italic" style:font-name-complex="Times New Roman" style:font-style-complex="italic"/>
    </style:style>
    <style:style style:name="T99" style:family="text">
      <style:text-properties style:font-name="Times New Roman" fo:font-style="italic" officeooo:rsid="0704f640" style:font-style-asian="italic" style:font-name-complex="Times New Roman" style:font-style-complex="italic"/>
    </style:style>
    <style:style style:name="T100" style:family="text">
      <style:text-properties style:font-name="Times New Roman" fo:font-style="italic" officeooo:rsid="07040173" style:font-style-asian="italic" style:font-name-complex="Times New Roman" style:font-style-complex="italic"/>
    </style:style>
    <style:style style:name="T101" style:family="text">
      <style:text-properties style:font-name="Times New Roman" fo:font-style="italic" officeooo:rsid="0706baaa" style:font-style-asian="italic" style:font-name-complex="Times New Roman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8" text:outline-level="1"><text:span text:style-name="T1">מטלה</text:span> <text:span text:style-name="T4">- חלוקת חפצים בדידים</text:span></text:h>
      <text:p text:style-name="P14">יש לענות על שאלה אחת לבחירתכם.</text:p>
      <text:p text:style-name="P3">שאלה <text:span text:style-name="T7">1: חלוקה ללא קנאה מלבד החפץ הכי גרוע</text:span></text:p>
      <text:p text:style-name="P12">הגדרה: חלוקה של חפצים נקראת "ללא קנאה מלבד החפץ הכי גרוע" (בקיצור EFX), אם לכל שני שחקנים א, ב, <text:span text:style-name="T2">ולכל </text:span>חפץ שנוריד מהסל של ב, שחקן א לא יקנא בשחקן ב.</text:p>
      <text:p text:style-name="P12">א. הראו שהתנאי EFX הוא ממש חזק יותר מהתנאי EF1 (תנו דוגמה לחלוקה EF1 שהיא לא EFX).</text:p>
      <text:p text:style-name="P30">ב. <text:span text:style-name="T8">נניח שיש שני שחקנים עם העדפות אדיטיביות (= לכל שחקן, ערך של סל הוא סכום הערכים של החפצים בסל), וזהות (= לשני השחקנים יש אותם ערכים לכל החפצים). תארו אלגוריתם המוצא חלוקה EFX.</text:span></text:p>
      <text:p text:style-name="P31">ג. <text:span text:style-name="T8">נניח שיש שני שחקנים עם העדפות אדיטיביות, </text:span>אבל לא בהכרח זהות<text:span text:style-name="T8">. תארו אלגוריתם המוצא חלוקה EFX.</text:span></text:p>
      <text:p text:style-name="P13"/>
      <text:p text:style-name="P4">שאלה 2: אלגוריתם מעגלי הקנאה - סדר החפצים</text:p>
      <text:p text:style-name="P8">כזכור, אלגוריתם מעגלי-הקנאה מתחיל בכך שהוא מסדר את החפצים בסדר שרירותי כלשהו. <text:span text:style-name="T5">כלומר, בכל סדר שבו נסדר את החפצים, אנחנו עשויים לקבל תוצאה שונה.</text:span></text:p>
      <text:p text:style-name="P9">א. <text:span text:style-name="T6">הראו דוגמה עם 3 אנשים ו-3 חפצים, שבה כל סידור של החפצים נותן תוצאה אחרת (סה"כ 6 תוצאות).</text:span></text:p>
      <text:p text:style-name="P10">ב. הראו דוגמה עם 3 אנשים ו-3 חפצים, שבה כל סידור של החפצים נותן אותה תוצאה.</text:p>
      <text:p text:style-name="P10">ג. הראו דוגמה עם 3 אנשים ו-3 חפצים, שבה מספר התוצאות האפשריות גדול מ-1 וקטן מ-6.</text:p>
      <text:p text:style-name="P21"><text:span text:style-name="T74">ד [בונוס]. היכנסו לויקיפדיה האנגלית, לדף "</text:span><text:bookmark text:name="firstHeading"/><text:span text:style-name="T75">Envy-cycles procedure</text:span><text:span text:style-name="T74">". הוסיפו כותרת חדשה Examples, והוסיפו מתחתיה את שלוש הדוגמאות שכתבתם בסעיפים הקודמים. <text:s text:c="2"/>הזוג </text:span><text:span text:style-name="T76">הראשון </text:span><text:span text:style-name="T74">שיבצע משימה זו, יקבל 2 נקודות בונוס לציון הבחינה. כדי לזכות בנקודות, אחד מבני-הזוג צריך לפתוח חשבון ויקיפדיה בשמו המלא, כך שהעריכות יירשמו על שמו בהסטוריית העריכה. <text:s/></text:span><text:span text:style-name="T77">עצה</text:span><text:span text:style-name="T78">: כדי שהעריכות שלכם יישארו בדף, ולא יימחקו ע"י עורכים אחרים, יש להסביר את הדוגמאות באופן ברור ובאנגלית תקנית. <text:s text:c="2"/></text:span><text:span text:style-name="T76">שימו לב</text:span><text:span text:style-name="T74">: לפני שאתם מתחילים אנא ודאו שלא עשו את זה לפניכם; הניקוד הנוסף יינתן רק לזוג הראשון.</text:span><text:span text:style-name="T9"> סליחה, המשימה תפוסה...</text:span></text:p>
      <text:p text:style-name="P21"/>
      <text:p text:style-name="P5">שאלה 3: מיקסום מכפלת הערכים - חפצים רציפים</text:p>
      <text:p text:style-name="P16">כזכור, למדנו שאלגוריתם מיקסום-מכפלת-הערכים נותן חלוקה שהיא ללא קנאה כאשר החפצים הם רציפים (ניתנים לחיתוך). תנו דוגמאות לחלוקה של 3 חפצים רציפים בין 2 אנשים, שבהן:</text:p>
      <text:p text:style-name="P18">א. אלגוריתם מיקסום-מכפלת-הערכים לא צריך לחתוך אף חפץ.</text:p>
      <text:p text:style-name="P18">ב. אלגוריתם מיקסום-מכפלת-הערכים צריך לחתוך חפץ אחד בדיוק.</text:p>
      <text:p text:style-name="P20">ג. אלגוריתם מיקסום-מכפלת-הערכים צריך לחתוך שני חפצים בדיוק.</text:p>
      <text:p text:style-name="P20">ד. אלגוריתם מיקסום-מכפלת-הערכים צריך לחתוך שלושה חפצים בדיוק.</text:p>
      <text:p text:style-name="P11"/>
      <text:p text:style-name="P6">שאלה 4: מיקסום מכפלת הערכים - חפצים בדידים</text:p>
      <text:p text:style-name="P17">כזכור, למדנו שאלגוריתם מיקסום-מכפלת-הערכים נותן חלוקה שהיא ללא-קנאה-מלבד-1 כאשר החפצים הם בדידים (לא ניתנים לחיתוך). תנו דוגמאות לחלוקה של 4 חפצים בדידים בין 2 אנשים, שבהן:</text:p>
      <text:p text:style-name="P19">א. אלגוריתם מיקסום-מכפלת-הערכים מחזיר חלוקה שהיא ממש ללא קנאה.</text:p>
      <text:p text:style-name="P19">ב. אלגוריתם מיקסום-מכפלת-הערכים <text:span text:style-name="T79">נותן חפץ 1 לאדם אחד ו-3 חפצים לשני.</text:span></text:p>
      <text:p text:style-name="P29">ג. אלגוריתם מיקסום-מכפלת-<text:span text:style-name="T79">הערכים נותן נותן 2 חפצים לכל אחד.</text:span></text:p>
      <text:p text:style-name="P29"/>
      <text:p text:style-name="Heading_20_2">שאלה 5: <text:span text:style-name="T80">חלוקת תיקים בין מפלגות בקואליציה</text:span></text:p>
      <text:p text:style-name="P32">לאחר הבחירות, שתי מפלגות החליטו להקים ממשלה ביחד, אבל הן בזבזו חודש שלם בויכוחים על איזה מפלגה תקבל איזה תיק. לאחר שהתייאשו מהויכוחים, הן פנו אליכם כדי שתעזרו להם להחליט.</text:p>
      <text:p text:style-name="P32">א. הציעו אלגוריתם שיאפשר ל<text:span text:style-name="T83">שתי ה</text:span>מפלגות להחליט על חלוקת-תיקים הוגנת ויעילה-פארטו. <text:span text:style-name="T2">שימו לב</text:span>: ההגינות צריכה להתייחס לגדלים השונים של המפלגות - מספר המנדטים שכל מפלגה קיבלה בבחירות. למפלגה גדולה יותר יש זכות לקבל יותר תיקים (או תיקים יותר "שווים").</text:p>
      <text:p text:style-name="P35">ב. הוכיחו שהאלגוריתם מקיים שלוש תכונות: יעילות פארטו, הגינות (בהתאם לגדלים השונים), וחיתוך תיק אחד לכל היותר.</text:p>
      <text:p text:style-name="P32"><text:span text:style-name="T86">ג</text:span>. הדגימו את פעולת האלגוריתם שלכם על <text:span text:style-name="T83">אוסף התיקים שהיו באחת מממשלות ישראל האחרונות (</text:span>לבחירתכם<text:span text:style-name="T83">), ועל </text:span>שתי מפלגות לבחירתכם.</text:p>
      <text:p text:style-name="P32"/>
      <text:p text:style-name="P40">שאלה <text:span text:style-name="T81">6</text:span>: <text:span text:style-name="T82">בעיית ה-Partition</text:span></text:p>
      <text:p text:style-name="Text_20_body">א. <text:span text:style-name="T84">קיראו על "בעיית החלוקה": </text:span><text:a xlink:type="simple" xlink:href="https://en.wikipedia.org/wiki/Partition_problem" text:style-name="Internet_20_link" text:visited-style-name="Visited_20_Internet_20_Link"><text:span text:style-name="T84">https://en.wikipedia.org/wiki/Partition_problem</text:span></text:a><text:span text:style-name="T84">.</text:span></text:p>
      <text:p text:style-name="P34">ב. בחרו אחד מהאלגוריתמים לפתרון היוריסטי/מקורב של הבעיה וממשו אותו בשפת-תיכנות לפי בחירתכם.</text:p>
      <text:p text:style-name="P34">ג. הדגימו את פעולת האלגוריתם על כמה קלטים <text:span text:style-name="T85">לא טריביאליים</text:span>.</text:p>
      <text:p text:style-name="P33"/>
      <text:p text:style-name="P39">שאלה <text:span text:style-name="T81">7: תיכנות - חלוקה ללא-קנאה-בקירוב</text:span></text:p>
      <text:p text:style-name="P7">נתונה המחלקה הבאה:</text:p>
      <text:p text:style-name="P22">class Agent {</text:p>
      <text:p text:style-name="P22"><text:tab/>double item<text:span text:style-name="T3">_value</text:span>(int item_index);</text:p>
      <text:p text:style-name="P22">}</text:p>
      <text:p text:style-name="P25">המחלקה מייצגת שחקן המשתתף במשחק חלוקה הוגנת. יש בה פונקציה אחת המתארת את הערך שהשחקן מייחס לחפץ שהאינדקס שלו הוא item_index.</text:p>
      <text:p text:style-name="P15">כיתבו פונקציה הבודקת האם חלוקת-חפצים נתונה כלשהי היא EF<text:span text:style-name="T7">X (ראו שאלה 1 למעלה). </text:span>כותרת הפונקציה:</text:p>
      <text:p text:style-name="P23">bool is_EF<text:span text:style-name="T73">X</text:span>(Agent[] agents, set&lt;int&gt;[] bundles);</text:p>
      <text:p text:style-name="P26">הפרמטר agents הוא מערך בגודל n המייצג את השחקנים.</text:p>
      <text:p text:style-name="P26">הפרמטר bundles הוא מערך באותו גודל - n - המייצג את החלוקה: bundle[i] הוא אוסף אינדקסי החפצים שמקבל שחקן i.</text:p>
      <text:p text:style-name="P26"/>
      <text:p text:style-name="P27">מאמרים להרחבה ולמטלת רשות</text:p>
      <text:list xml:id="list3846898016" text:style-name="L1">
        <text:list-item>
          <text:p text:style-name="P41"><text:span text:style-name="Citation"><text:span text:style-name="T96">Haris Aziz et al (2015): <text:s/></text:span></text:span><text:a xlink:type="simple" xlink:href="http://www.aaai.org/ocs/index.php/IJCAI/IJCAI15/paper/download/11147/10727" text:style-name="Internet_20_link" text:visited-style-name="Visited_20_Internet_20_Link"><text:span text:style-name="Citation"><text:span text:style-name="T96">"The Adjusted Winner Procedure: Characterizations and Equilibria"</text:span></text:span></text:a><text:span text:style-name="Citation"><text:span text:style-name="T96">. </text:span></text:span></text:p>
        </text:list-item>
        <text:list-item>
          <text:p text:style-name="P41"><text:span text:style-name="Citation"><text:span text:style-name="T97">Willson, Stephen (1995). </text:span></text:span><text:a xlink:type="simple" xlink:href="https://swillson.public.iastate.edu/FairDivisionUsingLPUnpublished6.pdf" text:style-name="Internet_20_link" text:visited-style-name="Visited_20_Internet_20_Link"><text:span text:style-name="Citation"><text:span text:style-name="T97">"Fair Division using Linear Programming"</text:span></text:span></text:a><text:span text:style-name="Citation"><text:span text:style-name="T97">.</text:span></text:span></text:p>
        </text:list-item>
        <text:list-item>
          <text:p text:style-name="P36"><text:span text:style-name="T49">B </text:span><text:span text:style-name="T55">Plaut</text:span><text:span text:style-name="T49">, T Roug</text:span><text:span text:style-name="T52">h</text:span><text:span text:style-name="T49">garden</text:span><text:span text:style-name="T52"> (2018): "</text:span><text:a xlink:type="simple" xlink:href="https://dl.acm.org/citation.cfm?id=3175470" text:style-name="Internet_20_link" text:visited-style-name="Visited_20_Internet_20_Link"><text:span text:style-name="T94">Almost envy-freeness with general valuations‏</text:span></text:a><text:span text:style-name="T52">"</text:span></text:p>
        </text:list-item>
        <text:list-item>
          <text:p text:style-name="P36"><text:span text:style-name="T53">M Kyropoulou, W Suksompong (2019): </text:span><text:bookmark text:name="k-QuE8lLEKYJ"/><text:span text:style-name="T53">"</text:span><text:a xlink:type="simple" xlink:href="https://arxiv.org/abs/1901.08463" text:style-name="Internet_20_link" text:visited-style-name="Visited_20_Internet_20_Link"><text:span text:style-name="T94">Almost Envy-Freeness in Group Resource Allocation‏</text:span></text:a><text:span text:style-name="T53">"</text:span><text:span text:style-name="T49">‏</text:span><text:span text:style-name="T54">.</text:span></text:p>
        </text:list-item>
        <text:list-item>
          <text:p text:style-name="P36"><text:span text:style-name="T49">S Barman, G Ghalme, S Jain, P Kulkarni</text:span><text:span text:style-name="T52"> (2019): "</text:span><text:a xlink:type="simple" xlink:href="https://arxiv.org/abs/1901.09427" text:style-name="Internet_20_link" text:visited-style-name="Visited_20_Internet_20_Link"><text:span text:style-name="T94">Fair Division of Indivisible Goods Among Strategic Agents‏</text:span></text:a><text:span text:style-name="T52">"</text:span></text:p>
        </text:list-item>
        <text:list-item>
          <text:p text:style-name="P36"><text:span text:style-name="T49">H Oh, AD Procaccia, W Suksompong</text:span><text:span text:style-name="T52"> (2018): "</text:span><text:bookmark text:name="8NVQdTlYFYYJ"/><text:a xlink:type="simple" xlink:href="https://arxiv.org/abs/1807.11367" text:style-name="Internet_20_link" text:visited-style-name="Visited_20_Internet_20_Link"><text:span text:style-name="T94">Fairly allocating many goods with few queries‏</text:span></text:a><text:span text:style-name="T52">"</text:span></text:p>
        </text:list-item>
        <text:list-item>
          <text:p text:style-name="P36"><text:span text:style-name="T52">S Barman, SK Krishnamurthy, R Vaish (2018): "</text:span><text:a xlink:type="simple" xlink:href="https://arxiv.org/abs/1801.09046" text:style-name="Internet_20_link" text:visited-style-name="Visited_20_Internet_20_Link"><text:span text:style-name="T94">Greedy Algorithms for Maximizing Nash Social Welfare‏</text:span></text:a><text:span text:style-name="T52">".</text:span></text:p>
        </text:list-item>
        <text:list-item>
          <text:p text:style-name="P36"><text:span text:style-name="T49">G Amanatidis, G Birmpas, E Markakis</text:span><text:span text:style-name="T52"> (2018): "</text:span><text:bookmark text:name="3-g4LPImyVYJ"/><text:a xlink:type="simple" xlink:href="https://arxiv.org/abs/1806.03114" text:style-name="Internet_20_link" text:visited-style-name="Visited_20_Internet_20_Link"><text:span text:style-name="T94">Comparing Approximate Relaxations of Envy-Freeness</text:span></text:a><text:span text:style-name="T52">"</text:span></text:p>
        </text:list-item>
        <text:list-item>
          <text:p text:style-name="P37"><text:span text:style-name="Citation"><text:span text:style-name="T50">H Aziz, S Bouveret, I Caragiannis</text:span></text:span><text:span text:style-name="Citation"><text:span text:style-name="T51"> (2018): "</text:span></text:span><text:a xlink:type="simple" xlink:href="https://www.aaai.org/ocs/index.php/AAAI/AAAI18/paper/viewPaper/17230" text:style-name="Internet_20_link" text:visited-style-name="Visited_20_Internet_20_Link"><text:span text:style-name="Citation"><text:span text:style-name="T95">Knowledge, fairness, and social constraints</text:span></text:span></text:a><text:span text:style-name="Citation"><text:span text:style-name="T51">"</text:span></text:span></text:p>
        </text:list-item>
        <text:list-item>
          <text:p text:style-name="P28"><text:bookmark text:name="w1AMXXtV6GYJ"/><text:span text:style-name="Citation"><text:span text:style-name="T56">SJ Brams, TR Kaplan (2004): "</text:span></text:span><text:a xlink:type="simple" xlink:href="https://journals.sagepub.com/doi/abs/10.1177/0951629804041118" text:style-name="Internet_20_link" text:visited-style-name="Visited_20_Internet_20_Link"><text:span text:style-name="Citation"><text:span text:style-name="T58">Dividing the indivisible: Procedures for allocating </text:span></text:span></text:a><text:a xlink:type="simple" xlink:href="https://journals.sagepub.com/doi/abs/10.1177/0951629804041118" text:style-name="Internet_20_link" text:visited-style-name="Visited_20_Internet_20_Link"><text:span text:style-name="Citation">c</text:span></text:a><text:a xlink:type="simple" xlink:href="https://journals.sagepub.com/doi/abs/10.1177/0951629804041118" text:style-name="Internet_20_link" text:visited-style-name="Visited_20_Internet_20_Link"><text:span text:style-name="Citation">abinet ministries</text:span></text:a><text:a xlink:type="simple" xlink:href="https://journals.sagepub.com/doi/abs/10.1177/0951629804041118" text:style-name="Internet_20_link" text:visited-style-name="Visited_20_Internet_20_Link"><text:span text:style-name="Citation"><text:span text:style-name="T60"> </text:span></text:span></text:a><text:a xlink:type="simple" xlink:href="https://journals.sagepub.com/doi/abs/10.1177/0951629804041118" text:style-name="Internet_20_link" text:visited-style-name="Visited_20_Internet_20_Link"><text:span text:style-name="Citation"><text:span text:style-name="T58">to political parties in a parliamentary system</text:span></text:span></text:a><text:a xlink:type="simple" xlink:href="https://journals.sagepub.com/doi/abs/10.1177/0951629804041118" text:style-name="Internet_20_link" text:visited-style-name="Visited_20_Internet_20_Link"><text:span text:style-name="Citation"><text:span text:style-name="T57">‏</text:span></text:span></text:a><text:span text:style-name="T56">".</text:span></text:p>
        </text:list-item>
      </text:list>
      <text:p text:style-name="P42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3-28T08:09:28.774663194</dc:date>
    <meta:editing-duration>P11DT19H52M16S</meta:editing-duration>
    <meta:editing-cycles>1413</meta:editing-cycles>
    <meta:document-statistic meta:table-count="0" meta:image-count="0" meta:object-count="0" meta:page-count="1" meta:paragraph-count="56" meta:word-count="802" meta:character-count="4890" meta:non-whitespace-character-count="4146"/>
  </office:meta>
</office:document-meta>
</file>